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7.796cm"/>
    </style:style>
    <style:style style:name="co5" style:family="table-column">
      <style:table-column-properties fo:break-before="auto" style:column-width="14.305cm"/>
    </style:style>
    <style:style style:name="co6" style:family="table-column">
      <style:table-column-properties fo:break-before="auto" style:column-width="2.8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7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table:number-columns-spanned="4" table:number-rows-spanned="1">
            <text:p>Comands pipenv and pipenv for Django</text:p>
          </table:table-cell>
          <table:covered-table-cell table:number-columns-repeated="3" table:style-name="Default"/>
        </table:table-row>
        <table:table-row table:style-name="ro3">
          <table:table-cell/>
          <table:table-cell table:style-name="ce2" office:value-type="string">
            <text:p>№</text:p>
          </table:table-cell>
          <table:table-cell table:style-name="ce5" office:value-type="string">
            <text:p>Comand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Comment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pipenv shell</text:p>
          </table:table-cell>
          <table:table-cell office:value-type="string">
            <text:p>активация виртуального окружения</text:p>
          </table:table-cell>
          <table:table-cell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exit</text:p>
          </table:table-cell>
          <table:table-cell office:value-type="string">
            <text:p>выход из виртуального окружения</text:p>
          </table:table-cell>
          <table:table-cell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pipenv install</text:p>
          </table:table-cell>
          <table:table-cell office:value-type="string">
            <text:p>установка всех пакетов из Pipfile и обновится </text:p>
            <text:p>Pipfile.lock</text:p>
          </table:table-cell>
          <table:table-cell/>
        </table:table-row>
        <table:table-row table:style-name="ro5">
          <table:table-cell/>
          <table:table-cell office:value-type="float" office:value="4">
            <text:p>4</text:p>
          </table:table-cell>
          <table:table-cell office:value-type="string">
            <text:p>pipenv check</text:p>
          </table:table-cell>
          <table:table-cell office:value-type="string">
            <text:p>проверка на наличие уязвимостей безопасности</text:p>
          </table:table-cell>
          <table:table-cell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pipenv install &lt;имя пакета&gt;==1.8.0</text:p>
          </table:table-cell>
          <table:table-cell office:value-type="string">
            <text:p>установит фиксированную версию пакета</text:p>
          </table:table-cell>
          <table:table-cell/>
        </table:table-row>
        <table:table-row table:style-name="ro5">
          <table:table-cell/>
          <table:table-cell office:value-type="float" office:value="6">
            <text:p>6</text:p>
          </table:table-cell>
          <table:table-cell office:value-type="string">
            <text:p>pipenv install –system</text:p>
          </table:table-cell>
          <table:table-cell office:value-type="string">
            <text:p><text:s/>установка зависимостей в родительскую систему</text:p>
          </table:table-cell>
          <table:table-cell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pipenv uninstall &lt;имя пакета&gt;</text:p>
          </table:table-cell>
          <table:table-cell office:value-type="string">
            <text:p>удаление пакета</text:p>
          </table:table-cell>
          <table:table-cell/>
        </table:table-row>
        <table:table-row table:style-name="ro5">
          <table:table-cell/>
          <table:table-cell office:value-type="float" office:value="8">
            <text:p>8</text:p>
          </table:table-cell>
          <table:table-cell office:value-type="string">
            <text:p>pipenv uninstall –all</text:p>
          </table:table-cell>
          <table:table-cell office:value-type="string">
            <text:p>удаление всех установленных пакетов в виртуальной среде</text:p>
          </table:table-cell>
          <table:table-cell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pipenv lock</text:p>
          </table:table-cell>
          <table:table-cell office:value-type="string">
            <text:p>генерация Pipfile.lock</text:p>
          </table:table-cell>
          <table:table-cell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pipenv sync</text:p>
          </table:table-cell>
          <table:table-cell office:value-type="string">
            <text:p><text:s/>установка пакетов из Pipfile.lock</text:p>
          </table:table-cell>
          <table:table-cell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pipenv clean</text:p>
          </table:table-cell>
          <table:table-cell office:value-type="string">
            <text:p>удаление из virtualenv всех пакетов, которых нет в Pipfile.lock</text:p>
          </table:table-cell>
          <table:table-cell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pipenv –where</text:p>
          </table:table-cell>
          <table:table-cell office:value-type="string">
            <text:p>путь до текущий проекта</text:p>
          </table:table-cell>
          <table:table-cell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string">
            <text:p>pipenv –venv</text:p>
          </table:table-cell>
          <table:table-cell office:value-type="string">
            <text:p>путь до virtualenv</text:p>
          </table:table-cell>
          <table:table-cell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pipenv –py</text:p>
          </table:table-cell>
          <table:table-cell office:value-type="string">
            <text:p>путь до интерпретатора</text:p>
          </table:table-cell>
          <table:table-cell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string">
            <text:p>pipenv graph</text:p>
          </table:table-cell>
          <table:table-cell office:value-type="string">
            <text:p>отображение графа зависимостей</text:p>
          </table:table-cell>
          <table:table-cell/>
        </table:table-row>
        <table:table-row table:style-name="ro3">
          <table:table-cell/>
          <table:table-cell office:value-type="float" office:value="16">
            <text:p>16</text:p>
          </table:table-cell>
          <table:table-cell/>
          <table:table-cell table:style-name="ce7"/>
          <table:table-cell/>
        </table:table-row>
        <table:table-row table:style-name="ro3">
          <table:table-cell/>
          <table:table-cell office:value-type="float" office:value="17">
            <text:p>17</text:p>
          </table:table-cell>
          <table:table-cell/>
          <table:table-cell table:style-name="ce7"/>
          <table:table-cell/>
        </table:table-row>
        <table:table-row table:style-name="ro3">
          <table:table-cell/>
          <table:table-cell office:value-type="float" office:value="18">
            <text:p>18</text:p>
          </table:table-cell>
          <table:table-cell/>
          <table:table-cell table:style-name="ce7"/>
          <table:table-cell/>
        </table:table-row>
        <table:table-row table:style-name="ro3">
          <table:table-cell/>
          <table:table-cell office:value-type="float" office:value="19">
            <text:p>19</text:p>
          </table:table-cell>
          <table:table-cell/>
          <table:table-cell table:style-name="ce7"/>
          <table:table-cell/>
        </table:table-row>
        <table:table-row table:style-name="ro3">
          <table:table-cell/>
          <table:table-cell office:value-type="float" office:value="20">
            <text:p>20</text:p>
          </table:table-cell>
          <table:table-cell/>
          <table:table-cell table:style-name="ce7"/>
          <table:table-cell/>
        </table:table-row>
        <table:table-row table:style-name="ro3">
          <table:table-cell/>
          <table:table-cell office:value-type="float" office:value="21">
            <text:p>21</text:p>
          </table:table-cell>
          <table:table-cell/>
          <table:table-cell table:style-name="ce7"/>
          <table:table-cell/>
        </table:table-row>
        <table:table-row table:style-name="ro3">
          <table:table-cell/>
          <table:table-cell office:value-type="float" office:value="22">
            <text:p>22</text:p>
          </table:table-cell>
          <table:table-cell/>
          <table:table-cell table:style-name="ce7"/>
          <table:table-cell/>
        </table:table-row>
        <table:table-row table:style-name="ro3">
          <table:table-cell/>
          <table:table-cell office:value-type="float" office:value="23">
            <text:p>23</text:p>
          </table:table-cell>
          <table:table-cell/>
          <table:table-cell table:style-name="ce7"/>
          <table:table-cell/>
        </table:table-row>
        <table:table-row table:style-name="ro3">
          <table:table-cell/>
          <table:table-cell office:value-type="float" office:value="24">
            <text:p>24</text:p>
          </table:table-cell>
          <table:table-cell/>
          <table:table-cell table:style-name="ce7"/>
          <table:table-cell/>
        </table:table-row>
        <table:table-row table:style-name="ro3">
          <table:table-cell/>
          <table:table-cell office:value-type="float" office:value="25">
            <text:p>25</text:p>
          </table:table-cell>
          <table:table-cell/>
          <table:table-cell table:style-name="ce7"/>
          <table:table-cell/>
        </table:table-row>
        <table:table-row table:style-name="ro3">
          <table:table-cell/>
          <table:table-cell office:value-type="float" office:value="26">
            <text:p>26</text:p>
          </table:table-cell>
          <table:table-cell/>
          <table:table-cell table:style-name="ce7"/>
          <table:table-cell/>
        </table:table-row>
        <table:table-row table:style-name="ro3">
          <table:table-cell/>
          <table:table-cell office:value-type="float" office:value="27">
            <text:p>27</text:p>
          </table:table-cell>
          <table:table-cell/>
          <table:table-cell table:style-name="ce7"/>
          <table:table-cell/>
        </table:table-row>
        <table:table-row table:style-name="ro3" table:number-rows-repeated="2">
          <table:table-cell table:number-columns-repeated="3"/>
          <table:table-cell table:style-name="ce7"/>
          <table:table-cell/>
        </table:table-row>
        <table:table-row table:style-name="ro3">
          <table:table-cell/>
          <table:table-cell table:style-name="ce4" table:number-columns-repeated="4"/>
        </table:table-row>
        <table:table-row table:style-name="ro3">
          <table:table-cell/>
          <table:table-cell table:style-name="Default"/>
          <table:table-cell table:style-name="ce4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9">09.09.2024</text:date>, <text:time>22:4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35S</meta:editing-duration>
    <meta:editing-cycles>26</meta:editing-cycles>
    <meta:generator>OpenOffice/4.1.15$Win32 OpenOffice.org_project/4115m2$Build-9813</meta:generator>
    <dc:date>2024-09-09T22:49:57.67</dc:date>
    <meta:document-statistic meta:table-count="3" meta:cell-count="62" meta:object-count="0"/>
    <meta:user-defined meta:name="Info 1"/>
    <meta:user-defined meta:name="Info 2"/>
    <meta:user-defined meta:name="Info 3"/>
    <meta:user-defined meta:name="Info 4"/>
  </office:meta>
</office:document-meta>
</file>